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a3e" officeooo:paragraph-rsid="001a5a3e"/>
    </style:style>
    <style:style style:name="P2" style:family="paragraph" style:parent-style-name="Standard">
      <style:text-properties officeooo:paragraph-rsid="001a5a3e"/>
    </style:style>
    <style:style style:name="P3" style:family="paragraph" style:parent-style-name="Standard">
      <style:text-properties officeooo:rsid="001dcada" officeooo:paragraph-rsid="001dcad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5a3e" officeooo:paragraph-rsid="001a5a3e" style:font-weight-asian="bold" style:font-weight-complex="bold"/>
    </style:style>
    <style:style style:name="P5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</style:style>
    <style:style style:name="P6" style:family="paragraph" style:parent-style-name="Standard">
      <style:text-properties officeooo:rsid="001a5a3e" officeooo:paragraph-rsid="001a5a3e"/>
    </style:style>
    <style:style style:name="P7" style:family="paragraph" style:parent-style-name="Standard">
      <style:text-properties officeooo:rsid="0022d290" officeooo:paragraph-rsid="0022d290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2d290" officeooo:paragraph-rsid="0022d290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22d290" officeooo:paragraph-rsid="0022d290" style:font-weight-asian="normal" style:font-weight-complex="normal"/>
    </style:style>
    <style:style style:name="T1" style:family="text">
      <style:text-properties officeooo:rsid="001a5a3e"/>
    </style:style>
    <style:style style:name="T2" style:family="text">
      <style:text-properties fo:color="#000000" style:font-name="Arial" fo:font-size="11pt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) </text:span><text:bookmark text:name="m_-553528584500767886gmail-docs-internal-guid-3de7afcd-7fff-7d86-3a56-39dd3ef92e24"/><text:span text:style-name="T2">Create a scalable serverless architecture to detect objects from the images immediately after being uploaded to a GCS bucket. The extracted information about the objects should be logged [optional: stored to datastore database]. The designed architecture should also have error handling.</text:span></text:p>
      <text:p text:style-name="P5"/>
      <text:p text:style-name="P5"/>
      <text:p text:style-name="P3">Normal Logging is done with a print() command. In Addition, here the logging API of GCP is added.</text:p>
      <text:p text:style-name="P1"/>
      <text:p text:style-name="P4">main.py</text:p>
      <text:p text:style-name="P1"/>
      <text:p text:style-name="P1">from PIL import Image</text:p>
      <text:p text:style-name="P1"/>
      <text:p text:style-name="P1">#Initializing the logging module</text:p>
      <text:p text:style-name="P1">from google.cloud import logging as cloudlogging</text:p>
      <text:p text:style-name="P1">import logging</text:p>
      <text:p text:style-name="P1">lg_client = cloudlogging.Client()</text:p>
      <text:p text:style-name="P1">lg_handler = lg_client.get_default_handler()</text:p>
      <text:p text:style-name="P1">cloud_logger = logging.getLogger("cloudLogger")</text:p>
      <text:p text:style-name="P1">cloud_logger.setLevel(logging.DEBUG)</text:p>
      <text:p text:style-name="P1">cloud_logger.addHandler(lg_handler)</text:p>
      <text:p text:style-name="P1"/>
      <text:p text:style-name="P1">cloud_logger.info("Retrieving the content type to check whether the file uploaded is an image")</text:p>
      <text:p text:style-name="P1"/>
      <text:p text:style-name="P1">#Function to detect the objects</text:p>
      <text:p text:style-name="P1">def localize_objects(path):</text:p>
      <text:p text:style-name="P1"><text:s text:c="4"/>"""Localize objects in the local image.</text:p>
      <text:p text:style-name="P1"/>
      <text:p text:style-name="P1"><text:s text:c="4"/>Args:</text:p>
      <text:p text:style-name="P1"><text:s text:c="4"/>path: The path to the object.</text:p>
      <text:p text:style-name="P1"><text:s text:c="4"/>"""</text:p>
      <text:p text:style-name="P1"><text:s text:c="4"/>from google.cloud import vision</text:p>
      <text:p text:style-name="P1"><text:s text:c="4"/>client = vision.ImageAnnotatorClient()</text:p>
      <text:p text:style-name="P1"><text:tab/></text:p>
      <text:p text:style-name="P1"><text:s text:c="4"/>image = vision.types.Image()</text:p>
      <text:p text:style-name="P1"><text:s text:c="4"/>#cloud_logger.info("Setting the image source uri")</text:p>
      <text:p text:style-name="P1"><text:s text:c="4"/>image.source.image_uri=path</text:p>
      <text:p text:style-name="P1"><text:s text:c="4"/>objects = client.object_localization(</text:p>
      <text:p text:style-name="P1"><text:s text:c="8"/>image=image).localized_object_annotations</text:p>
      <text:p text:style-name="P1"><text:tab/>#cloud_logger.info("Printing the no of objects")</text:p>
      <text:p text:style-name="P1"><text:s text:c="4"/>print('Number of objects found: {}'.format(len(objects)))</text:p>
      <text:p text:style-name="P1"><text:s text:c="4"/>#cloud_logger.info("Printing the information about each object")</text:p>
      <text:p text:style-name="P1"><text:s text:c="4"/>for object_ in objects:</text:p>
      <text:p text:style-name="P1"><text:s text:c="8"/>print('\n{} (confidence: {})'.format(object_.name, object_.score))</text:p>
      <text:p text:style-name="P1"><text:s text:c="8"/>print('Normalized bounding polygon vertices: ')</text:p>
      <text:p text:style-name="P1"><text:s text:c="8"/>for vertex in object_.bounding_poly.normalized_vertices:</text:p>
      <text:p text:style-name="P1"><text:s text:c="12"/>print(' - ({}, {})'.format(vertex.x, vertex.y))</text:p>
      <text:p text:style-name="P1"><text:s/></text:p>
      <text:p text:style-name="P1"># Function to check whether the uploaded object is an image <text:s text:c="10"/></text:p>
      <text:p text:style-name="P1">def is_url_image(image_url):</text:p>
      <text:p text:style-name="P1"><text:s text:c="4"/>image_formats = ("image/png", "image/jpeg", "image/jpg", "image/gif" , "image/bmp", "image/tiff", "image/webp","image/x-icon","application/pdf" ,"image/ief")</text:p>
      <text:p text:style-name="P1"><text:soft-page-break/><text:s text:c="4"/>#r = requests.head(image_url)</text:p>
      <text:p text:style-name="P1"><text:s text:c="4"/>#cloud_logger.info("Checking if the content type is in the defined image formats")</text:p>
      <text:p text:style-name="P1"><text:s text:c="4"/>if image_url in image_formats:</text:p>
      <text:p text:style-name="P1"><text:s text:c="3"/><text:tab/><text:tab/>return True</text:p>
      <text:p text:style-name="P1"><text:s text:c="4"/>return False <text:s text:c="11"/></text:p>
      <text:p text:style-name="P1"><text:s text:c="12"/></text:p>
      <text:p text:style-name="P1">def hello_gcs(event, context):</text:p>
      <text:p text:style-name="P1"><text:s text:c="4"/>"""Triggered by a change to a Cloud Storage bucket.</text:p>
      <text:p text:style-name="P1"><text:s text:c="4"/>Args:</text:p>
      <text:p text:style-name="P1"><text:s text:c="9"/>event (dict): Event payload.</text:p>
      <text:p text:style-name="P1"><text:s text:c="9"/>context (google.cloud.functions.Context): Metadata for the event.</text:p>
      <text:p text:style-name="P1"><text:s text:c="4"/>"""</text:p>
      <text:p text:style-name="P1"><text:s text:c="4"/>#file = event</text:p>
      <text:p text:style-name="P1"><text:s text:c="4"/>#print(file['name'])</text:p>
      <text:p text:style-name="P1"><text:s text:c="4"/></text:p>
      <text:p text:style-name="P1"><text:s text:c="4"/></text:p>
      <text:p text:style-name="P1"><text:s text:c="4"/>cloud_logger.info("Retrieving the content type to check whether the file uploaded is an image")</text:p>
      <text:p text:style-name="P1"><text:s text:c="4"/>url = event['contentType']</text:p>
      <text:p text:style-name="P1"><text:s text:c="4"/>image_check = is_url_image(url)</text:p>
      <text:p text:style-name="P1"><text:s text:c="4"/>if(image_check):</text:p>
      <text:p text:style-name="P1"><text:s text:c="8"/>#cloud_logger.info("Uploaded file is an image")</text:p>
      <text:p text:style-name="P1"><text:s text:c="4"/><text:tab/>path = "gs://shriram-a2-q4/" + event['name']</text:p>
      <text:p text:style-name="P1"><text:s text:c="8"/>#cloud_logger.info("Retrieving the objects in the image")</text:p>
      <text:p text:style-name="P1"><text:s text:c="4"/><text:tab/>localize_objects(path)</text:p>
      <text:p text:style-name="P1"><text:s text:c="4"/>else:</text:p>
      <text:p text:style-name="P1"><text:s text:c="8"/>#cloud_logger.error("Uploaded file is not an image")</text:p>
      <text:p text:style-name="P1"><text:s text:c="8"/>print("Not an image")</text:p>
      <text:p text:style-name="P1"/>
      <text:p text:style-name="P4">requirements.txt</text:p>
      <text:p text:style-name="P1"/>
      <text:p text:style-name="P1"># Function dependencies, for example:</text:p>
      <text:p text:style-name="P1"># package&gt;=version</text:p>
      <text:p text:style-name="P1">google-cloud-vision</text:p>
      <text:p text:style-name="P1">Pillow</text:p>
      <text:p text:style-name="P1">google-cloud-logging</text:p>
      <text:p text:style-name="P1"/>
      <text:p text:style-name="P1"/>
      <text:p text:style-name="P7">B. STORING THE OBJECT DETAILS IN DATASTORE DATABASE</text:p>
      <text:p text:style-name="P7"/>
      <text:p text:style-name="P7">We use the google-cloud-datastore module for the same.</text:p>
      <text:p text:style-name="P7"/>
      <text:p text:style-name="P8">main.py</text:p>
      <text:p text:style-name="P8"/>
      <text:p text:style-name="P9">#import the module</text:p>
      <text:p text:style-name="P9">from google.cloud import datastore</text:p>
      <text:p text:style-name="P9"/>
      <text:p text:style-name="P9">#Function to check if the uploaded file is an image</text:p>
      <text:p text:style-name="P9">def is_img(img_type):</text:p>
      <text:p text:style-name="P9"><text:s text:c="4"/># formats supported by cloud vision api</text:p>
      <text:p text:style-name="P9"><text:s text:c="4"/>formats = ("image/jpeg", "image/png", "image/gif", "image/bmp", "image/webp", "image/x-icon", "application/pdf", "image/tiff")</text:p>
      <text:p text:style-name="P9"><text:s text:c="4"/>if img_type in formats:</text:p>
      <text:p text:style-name="P9"><text:soft-page-break/><text:s text:c="8"/>return True</text:p>
      <text:p text:style-name="P9"><text:s text:c="4"/>else:</text:p>
      <text:p text:style-name="P9"><text:s text:c="8"/>return False</text:p>
      <text:p text:style-name="P9"/>
      <text:p text:style-name="P9">#Function to store the data to datastore</text:p>
      <text:p text:style-name="P9">def to_datastore(entity_dict):</text:p>
      <text:p text:style-name="P9"><text:s text:c="4"/>#Initializing the client<text:tab/></text:p>
      <text:p text:style-name="P9"><text:s text:c="4"/>ds_client = datastore.Client()</text:p>
      <text:p text:style-name="P9"><text:s text:c="4"/>#Setting the entity name</text:p>
      <text:p text:style-name="P9"><text:s text:c="4"/>key=ds_client.key('shriram-a2-q4')</text:p>
      <text:p text:style-name="P9"><text:s text:c="4"/>entity = datastore.Entity(key=key)</text:p>
      <text:p text:style-name="P9"><text:s text:c="4"/>entity.update(entity_dict)</text:p>
      <text:p text:style-name="P9"><text:s text:c="4"/>ds_client.put(entity)</text:p>
      <text:p text:style-name="P9"/>
      <text:p text:style-name="P9">#Function to localize the objects in the image</text:p>
      <text:p text:style-name="P9">def localize_objects_uri(uri):</text:p>
      <text:p text:style-name="P9"><text:s text:c="4"/>"""Localize objects in the image on Google Cloud Storage</text:p>
      <text:p text:style-name="P9"/>
      <text:p text:style-name="P9"><text:s text:c="4"/>Args:</text:p>
      <text:p text:style-name="P9"><text:s text:c="4"/>uri: The path to the file in Google Cloud Storage (gs://...)</text:p>
      <text:p text:style-name="P9"><text:s text:c="4"/>"""</text:p>
      <text:p text:style-name="P9"><text:s text:c="4"/>from google.cloud import vision</text:p>
      <text:p text:style-name="P9"/>
      <text:p text:style-name="P9"><text:s text:c="4"/>client = vision.ImageAnnotatorClient()</text:p>
      <text:p text:style-name="P9"/>
      <text:p text:style-name="P9"><text:s text:c="4"/>image = vision.types.Image()</text:p>
      <text:p text:style-name="P9"><text:s text:c="4"/>image.source.image_uri = uri</text:p>
      <text:p text:style-name="P9"/>
      <text:p text:style-name="P9"><text:s text:c="4"/>objects = client.object_localization(</text:p>
      <text:p text:style-name="P9"><text:s text:c="8"/>image=image).localized_object_annotations</text:p>
      <text:p text:style-name="P9"><text:s text:c="4"/></text:p>
      <text:p text:style-name="P9"><text:s text:c="4"/>print('Number of objects found: {}'.format(len(objects)))</text:p>
      <text:p text:style-name="P9"><text:s text:c="4"/>for object_ in objects:</text:p>
      <text:p text:style-name="P9"><text:s text:c="8"/>entity_dict = {</text:p>
      <text:p text:style-name="P9"><text:s text:c="12"/>'obj_name': object_.name,</text:p>
      <text:p text:style-name="P9"><text:s text:c="12"/>'obj_score': object_.score,</text:p>
      <text:p text:style-name="P9"><text:s text:c="8"/>}</text:p>
      <text:p text:style-name="P9"><text:s text:c="8"/>print('\n{} (confidence: {})'.format(object_.name, object_.score))</text:p>
      <text:p text:style-name="P9"><text:s text:c="8"/>print('Normalized bounding polygon vertices: ')</text:p>
      <text:p text:style-name="P9"><text:s text:c="8"/>i = 1</text:p>
      <text:p text:style-name="P9"><text:s text:c="8"/>for vertex in object_.bounding_poly.normalized_vertices:</text:p>
      <text:p text:style-name="P9"><text:s text:c="12"/>i+=1</text:p>
      <text:p text:style-name="P9"><text:s text:c="12"/>print(' - ({}, {})'.format(vertex.x, vertex.y))</text:p>
      <text:p text:style-name="P9"><text:s text:c="8"/>to_datastore(entity_dict)</text:p>
      <text:p text:style-name="P9"/>
      <text:p text:style-name="P9">def hello_gcs(event, context):</text:p>
      <text:p text:style-name="P9"><text:s text:c="4"/>"""Triggered by a change to a Cloud Storage bucket.</text:p>
      <text:p text:style-name="P9"><text:s text:c="4"/>Args:</text:p>
      <text:p text:style-name="P9"><text:s text:c="9"/>event (dict): Event payload.</text:p>
      <text:p text:style-name="P9"><text:s text:c="9"/>context (google.cloud.functions.Context): Metadata for the event.</text:p>
      <text:p text:style-name="P9"><text:s text:c="4"/>"""</text:p>
      <text:p text:style-name="P9"><text:s text:c="4"/>#cloud_logger.setLevel(logging.INFO)</text:p>
      <text:p text:style-name="P9"><text:soft-page-break/></text:p>
      <text:p text:style-name="P9"><text:s text:c="4"/>file = event</text:p>
      <text:p text:style-name="P9"><text:s text:c="4"/>#print(file['name'])</text:p>
      <text:p text:style-name="P9"><text:s text:c="4"/></text:p>
      <text:p text:style-name="P9"><text:s text:c="4"/># checking for image</text:p>
      <text:p text:style-name="P9"><text:s text:c="4"/>img_type = file["contentType"]</text:p>
      <text:p text:style-name="P9"><text:s text:c="4"/>if is_img(img_type):</text:p>
      <text:p text:style-name="P9"><text:s text:c="8"/>path = "gs://shriram-a2-q4/" + file["name"]</text:p>
      <text:p text:style-name="P9"><text:s text:c="8"/>localize_objects_uri(path)</text:p>
      <text:p text:style-name="P9"><text:s text:c="4"/>else:</text:p>
      <text:p text:style-name="P9"><text:s text:c="8"/>print("unsupported file type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7:08:38.356370236</meta:creation-date>
    <dc:date>2019-07-23T12:25:48.377179984</dc:date>
    <meta:editing-duration>PT11M2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37" meta:word-count="536" meta:character-count="5262" meta:non-whitespace-character-count="4282"/>
  </office:meta>
</office:document-meta>
</file>